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ank Zollinger</text:p>
      <text:p text:style-name="Standard"/>
      <text:p text:style-name="Standard">Family is from a good rank in the group of the ag slug. <text:line-break/><text:line-break/>He is head of the football team, 6' 1” and everything society conditioned her to want. <text:line-break/><text:line-break/>Is that bad? No not inherently. She didn't choose the rebellion. <text:line-break/><text:line-break/>He lives on as this idealized version in her head of what things would have been like. He isn't necessarily that great. She doesn't know enough about the world and the way people should act in order to have any idea how things worked or if he would have even been a good husband. <text:line-break/><text:line-break/>All those things kind of faded to the back of my mind- I have to admit I liked it. <text:line-break/><text:line-break/>What is it about hank that she holds onto- She can project onto him all the fantasies of what things could have been like, what the love would have been like. Etc. </text:p>
      <text:p text:style-name="Standard"/>
      <text:p text:style-name="Standard">He serves as a problem for her- he represents her inability to accept reality. <text:line-break/><text:line-break/>The baba yaga would be much more subtle- she wouldn't blatantly show her the fat fuck you- just the slight deviation. Try things. Didn't respect my agency. She was a tyrant- had a business to run. But each person has a special touch. <text:line-break/><text:line-break/>Hank serves as a hope vehicle for her to foist her delusions on, and until she can see that there isn't anyone coming to rescue her, and that no one is going to make things better unless she does it. But she isn't going to do it the way arthur did. That she'd get out without ruining this place. <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01-23T10:23:32.44</meta:creation-date>
    <meta:generator>OpenOffice/4.1.11$Win32 OpenOffice.org_project/4111m1$Build-9808</meta:generator>
    <dc:date>2023-01-23T13:00:54.10</dc:date>
    <dc:creator>Blake Stanger</dc:creator>
    <meta:editing-duration>PT2H37M19S</meta:editing-duration>
    <meta:editing-cycles>4</meta:editing-cycles>
    <meta:document-statistic meta:table-count="0" meta:image-count="0" meta:object-count="0" meta:page-count="1" meta:paragraph-count="3" meta:word-count="263" meta:character-count="1374"/>
  </office:meta>
</office:document-meta>
</file>